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15pt" officeooo:rsid="0007e178" officeooo:paragraph-rsid="0007e178" style:font-size-asian="15pt" style:font-size-complex="15pt"/>
    </style:style>
    <style:style style:name="P2" style:family="paragraph" style:parent-style-name="Heading_20_3">
      <style:paragraph-properties fo:break-before="page"/>
      <style:text-properties fo:font-size="15pt" officeooo:paragraph-rsid="0007f18b" style:font-size-asian="15pt" style:font-size-complex="15pt"/>
    </style:style>
    <style:style style:name="P3" style:family="paragraph" style:parent-style-name="Heading_20_4">
      <style:text-properties fo:font-style="normal" style:font-style-asian="normal" style:font-style-complex="normal"/>
    </style:style>
    <style:style style:name="P4" style:family="paragraph" style:parent-style-name="Heading_20_4">
      <style:text-properties fo:font-style="normal" officeooo:paragraph-rsid="0007f18b" style:font-style-asian="normal" style:font-style-complex="normal"/>
    </style:style>
    <style:style style:name="P5" style:family="paragraph" style:parent-style-name="Standard">
      <style:text-properties officeooo:rsid="0007e178" officeooo:paragraph-rsid="0007f18b"/>
    </style:style>
    <style:style style:name="P6" style:family="paragraph" style:parent-style-name="Standard" style:list-style-name="L4">
      <style:text-properties officeooo:rsid="0007e178" officeooo:paragraph-rsid="0007e178"/>
    </style:style>
    <style:style style:name="P7" style:family="paragraph" style:parent-style-name="Standard">
      <style:paragraph-properties fo:text-align="center" style:justify-single-word="false"/>
      <style:text-properties fo:font-size="10pt" officeooo:rsid="0007e178" officeooo:paragraph-rsid="0007e178" style:font-size-asian="8.75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8pt" officeooo:rsid="0007e178" officeooo:paragraph-rsid="0007e178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07e178" officeooo:paragraph-rsid="0007e178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text-properties officeooo:rsid="0007f18b" officeooo:paragraph-rsid="0007f18b"/>
    </style:style>
    <style:style style:name="P11" style:family="paragraph" style:parent-style-name="Text_20_body">
      <style:text-properties officeooo:rsid="0007f18b" officeooo:paragraph-rsid="0007f18b"/>
    </style:style>
    <style:style style:name="P12" style:family="paragraph" style:parent-style-name="Text_20_body">
      <style:paragraph-properties fo:text-align="justify" style:justify-single-word="false"/>
      <style:text-properties officeooo:rsid="0007f18b" officeooo:paragraph-rsid="0007f18b"/>
    </style:style>
    <style:style style:name="P13" style:family="paragraph" style:parent-style-name="Text_20_body">
      <style:paragraph-properties fo:text-align="justify" style:justify-single-word="false"/>
      <style:text-properties officeooo:rsid="0009306d" officeooo:paragraph-rsid="0009306d"/>
    </style:style>
    <style:style style:name="P14" style:family="paragraph" style:parent-style-name="Text_20_body" style:list-style-name="L5">
      <style:paragraph-properties fo:text-align="justify" style:justify-single-word="false"/>
      <style:text-properties officeooo:rsid="000a2a1d" officeooo:paragraph-rsid="000a2a1d"/>
    </style:style>
    <style:style style:name="P15" style:family="paragraph" style:parent-style-name="Text_20_body" style:list-style-name="L5">
      <style:paragraph-properties fo:text-align="justify" style:justify-single-word="false"/>
      <style:text-properties officeooo:rsid="000ea880" officeooo:paragraph-rsid="000ea880"/>
    </style:style>
    <style:style style:name="P16" style:family="paragraph" style:parent-style-name="Text_20_body">
      <style:paragraph-properties fo:text-align="justify" style:justify-single-word="false"/>
      <style:text-properties officeooo:rsid="000ea880" officeooo:paragraph-rsid="000ea880"/>
    </style:style>
    <style:style style:name="P17" style:family="paragraph" style:parent-style-name="Text_20_body">
      <style:paragraph-properties fo:text-align="justify" style:justify-single-word="false"/>
      <style:text-properties fo:font-weight="bold" officeooo:rsid="000a2a1d" officeooo:paragraph-rsid="000a2a1d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font-style="italic" officeooo:rsid="000ea880" officeooo:paragraph-rsid="000ea880" style:font-style-asian="italic" style:font-style-complex="italic"/>
    </style:style>
    <style:style style:name="T1" style:family="text">
      <style:text-properties officeooo:rsid="0007f18b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7e178" style:font-style-asian="normal" style:font-style-complex="normal"/>
    </style:style>
    <style:style style:name="T4" style:family="text">
      <style:text-properties fo:font-style="normal" officeooo:rsid="0007f18b" style:font-style-asian="normal" style:font-style-complex="normal"/>
    </style:style>
    <style:style style:name="T5" style:family="text">
      <style:text-properties fo:font-style="normal" officeooo:rsid="000a2a1d" style:font-style-asian="normal" style:font-style-complex="normal"/>
    </style:style>
    <style:style style:name="T6" style:family="text">
      <style:text-properties fo:font-style="normal" officeooo:rsid="000ea880" style:font-style-asian="normal" style:font-style-complex="normal"/>
    </style:style>
    <style:style style:name="T7" style:family="text">
      <style:text-properties fo:font-size="15pt" fo:font-style="normal" officeooo:rsid="0007e178" style:font-size-asian="15pt" style:font-style-asian="normal" style:font-size-complex="15pt" style:font-style-complex="normal"/>
    </style:style>
    <style:style style:name="T8" style:family="text">
      <style:text-properties officeooo:rsid="0009306d"/>
    </style:style>
    <style:style style:name="T9" style:family="text">
      <style:text-properties fo:font-style="italic" officeooo:rsid="000ea880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0ea880" style:font-style-asian="italic" style:font-style-complex="italic"/>
    </style:style>
    <style:style style:name="T11" style:family="text">
      <style:text-properties fo:font-style="italic" style:text-underline-style="none" officeooo:rsid="000ea880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Wprowadzenie do </text:p>
      <text:p text:style-name="P8">systemów komputerowych</text:p>
      <text:p text:style-name="P9">Sprawozdanie z projektu</text:p>
      <text:p text:style-name="P8">________________________</text:p>
      <text:p text:style-name="P7">Filip Pyra 280112</text:p>
      <text:p text:style-name="P7"/>
      <text:h text:style-name="P1" text:outline-level="3">Zadanie 1 – symulacja planowania czasu procesora</text:h>
      <text:h text:style-name="P3" text:outline-level="4">Wybrane algorytmy:</text:h>
      <text:list text:style-name="L4">
        <text:list-item>
          <text:p text:style-name="P6">FCFS</text:p>
        </text:list-item>
        <text:list-item>
          <text:p text:style-name="P6">SJF (nie wywłaszczający)</text:p>
        </text:list-item>
        <text:list-item>
          <text:p text:style-name="P6">SJF (wywłaszczający)</text:p>
          <text:p text:style-name="P6"/>
        </text:list-item>
      </text:list>
      <text:h text:style-name="P3" text:outline-level="4">Kryterium Oceniania <text:span text:style-name="T1">algorytmów</text:span>:</text:h>
      <text:p text:style-name="P12">Jako kryterium oceniania i porównania algorytmów, został przyjęty średni czas oczekiwania <text:span text:style-name="T8">procesów</text:span> (average response time). Jest to kryterium które pozwala ocenić <text:span text:style-name="T8">ile czasu dla średniego procesu jest potrzebne na jego wykonanie.</text:span></text:p>
      <text:p text:style-name="P11"/>
      <text:h text:style-name="P3" text:outline-level="4"><text:span text:style-name="T1">Przedstawienie danych</text:span>:</text:h>
      <text:p text:style-name="P13"><text:span text:style-name="T2">Dane wejściowe składały się z list z różną ilością procesów. Procesy te miały różną złożoność (czas trwania) oraz różny czas przybycia w trakcie symulacji. </text:span><text:span text:style-name="T5">Dane wejściowe zostały podzielone na różnye typy, gdzie każdy typ charakteryzuje się jakąś konkretną cechą, którą dany zestaw danych odróżnia się od innych. Dane zostały wygenrowane za pomocą skrypu w pythonie dołaczonego do zadania, </text:span><text:span text:style-name="T6">a ich suche formy znajdują się w katalogu </text:span><text:span text:style-name="T11">zad1/datafiles/</text:span></text:p>
      <text:p text:style-name="P17"><text:span text:style-name="T2">Podział danych na kategorie:</text:span></text:p>
      <text:list text:style-name="L5">
        <text:list-item>
          <text:p text:style-name="P14"><text:span text:style-name="T2">Po liczbie procesów (mało, dużo)</text:span></text:p>
        </text:list-item>
        <text:list-item>
          <text:p text:style-name="P14"><text:span text:style-name="T2">Po czasie wykonania procesów (długie, krótkie)</text:span></text:p>
        </text:list-item>
        <text:list-item>
          <text:p text:style-name="P14"><text:span text:style-name="T2">Po momentach przybycia procesów (małe odstępy, duże odstępy)</text:span></text:p>
        </text:list-item>
        <text:list-item>
          <text:p text:style-name="P15"><text:span text:style-name="T2">Kompletnie Losowe Dane</text:span></text:p>
        </text:list-item>
      </text:list>
      <text:p text:style-name="P16"><text:span text:style-name="T2"/></text:p>
      <text:p text:style-name="P16"><text:span text:style-name="T2"/></text:p>
      <text:p text:style-name="P18"/>
      <text:h text:style-name="P3" text:outline-level="4">Podsumowanie:</text:h>
      <text:p text:style-name="P11"><text:span text:style-name="T2">Sex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oft-page-break/><text:span text:style-name="T2"/></text:p>
      <text:h text:style-name="P2" text:outline-level="3"><text:span text:style-name="T3">Zadanie </text:span><text:span text:style-name="T2">2</text:span><text:span text:style-name="T3"> - </text:span><text:span text:style-name="T4">s</text:span><text:span text:style-name="T3">ymulacja algorytmów zastępowania stron</text:span></text:h>
      <text:h text:style-name="P4" text:outline-level="4">Wybrane algorytmy:</text:h>
      <text:list text:style-name="L1">
        <text:list-item>
          <text:p text:style-name="P10">LFU</text:p>
        </text:list-item>
        <text:list-item>
          <text:p text:style-name="P10">LRU</text:p>
        </text:list-item>
      </text:list>
      <text:p text:style-name="P5"/>
      <text:h text:style-name="P4" text:outline-level="4">Kryterium Oceniania:</text:h>
      <text:p text:style-name="P11">sex</text:p>
      <text:h text:style-name="P4" text:outline-level="4"><text:span text:style-name="T1">Przedstawienie danych</text:span>:</text:h>
      <text:p text:style-name="P11"><text:span text:style-name="T2">sex</text:span></text:p>
      <text:h text:style-name="P4" text:outline-level="4">Podsumowanie:</text:h>
      <text:p text:style-name="P11"><text:span text:style-name="T2">Sex</text:span></text:p>
      <text:p text:style-name="P11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5:08:52.472606853</meta:creation-date>
    <dc:date>2024-06-20T16:05:50.347491317</dc:date>
    <meta:editing-duration>PT18M10S</meta:editing-duration>
    <meta:editing-cycles>2</meta:editing-cycles>
    <meta:generator>LibreOffice/24.2.4.2$Linux_X86_64 LibreOffice_project/420$Build-2</meta:generator>
    <meta:document-statistic meta:table-count="0" meta:image-count="0" meta:object-count="0" meta:page-count="2" meta:paragraph-count="31" meta:word-count="184" meta:character-count="1299" meta:non-whitespace-character-count="1153"/>
  </office:meta>
</office:document-meta>
</file>